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d97" officeooo:paragraph-rsid="001b9d97"/>
    </style:style>
    <style:style style:name="P2" style:family="paragraph" style:parent-style-name="Standard">
      <style:text-properties officeooo:rsid="001d0112" officeooo:paragraph-rsid="001d01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cc -g -o ma_malloc main.c ma_malloc.c.</text:p>
      <text:p text:style-name="P2">byte *ptr+2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4:30:04.658125156</meta:creation-date>
    <dc:date>2017-03-15T14:31:47.718020875</dc:date>
    <meta:editing-duration>PT1M43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1" meta:paragraph-count="2" meta:word-count="8" meta:character-count="52" meta:non-whitespace-character-count="46"/>
  </office:meta>
</office:document-meta>
</file>